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h text:style-name="Heading_20_2" text:outline-level="2">0 Introduction</text:h>
      <text:h text:style-name="Heading_20_3" text:outline-level="3">0.1 Key Idea</text:h>
      <text:p text:style-name="First_20_paragraph">The story of God calling Moses teaches us how God raised up a deliverer to rescue his people from slavery/oppression.</text:p>
      <text:h text:style-name="Heading_20_3" text:outline-level="3">0.2 Creedal Verse</text:h>
      <text:p text:style-name="First_20_paragraph">“And the patriarchs, jealous of Joseph, sold him into Egypt; but God was with him and rescued him out of all his afflictions and gave him favor and wisdom before Pharaoh, king of Egypt, who made him ruler over Egypt and over all his household.” Acts 7:9-11</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text:p>
      <text:p text:style-name="PageBreakStyle"/>
      <text:h text:style-name="Heading_20_3" text:outline-level="3">0.4 Open Bible Story: God Calls Moses</text:h>
      <text:h text:style-name="Heading_20_9" text:outline-level="9">09-01</text:h>
      <text:p text:style-name="First_20_paragraph"/>
      <text:p text:style-name="Text_20_body">After Joseph died, all of his relatives stayed in Egypt. They and their descendants continued to live there for many years and had many children. They were called the Israelites.</text:p>
      <text:h text:style-name="Heading_20_9" text:outline-level="9">09-02</text:h>
      <text:p text:style-name="First_20_paragraph"/>
      <text:p text:style-name="Text_20_body">After hundreds of years, the number of Israelites had become very large. The Egyptians were no longer grateful that Joseph had done so much to help them. They became afraid of the Israelites because there were so many of them. So the Pharaoh who was ruling Egypt at that time made the Israelites slaves to the Egyptians.</text:p>
      <text:h text:style-name="Heading_20_9" text:outline-level="9">09-03</text:h>
      <text:p text:style-name="First_20_paragraph"/>
      <text:p text:style-name="Text_20_body">The Egyptians forced the Israelites to build many buildings and even whole cities. The hard work made their lives miserable, but God blessed them, and they had even more children.</text:p>
      <text:h text:style-name="Heading_20_9" text:outline-level="9">09-04</text:h>
      <text:p text:style-name="First_20_paragraph"/>
      <text:p text:style-name="Text_20_body">Pharaoh saw that the Israelites were having many babies, so he ordered his people to kill all Israelite baby boys by throwing them into the Nile River.</text:p>
      <text:h text:style-name="Heading_20_9" text:outline-level="9">09-05</text:h>
      <text:p text:style-name="First_20_paragraph"/>
      <text:p text:style-name="Text_20_body">A certain Israelite woman gave birth to a baby boy. She hid the baby for as long as she could.</text:p>
      <text:h text:style-name="Heading_20_9" text:outline-level="9">09-06</text:h>
      <text:p text:style-name="First_20_paragraph"/>
      <text:p text:style-name="Text_20_body">When the boy’s mother could no longer hide him, she put him in a floating basket among the reeds along the edge of the Nile River in order to save him from being killed. His older sister watched to see what would happen to him.</text:p>
      <text:h text:style-name="Heading_20_9" text:outline-level="9">09-07</text:h>
      <text:p text:style-name="First_20_paragraph"/>
      <text:p text:style-name="Text_20_body">A daughter of Pharaoh saw the basket and looked inside. When she saw the baby, she took him as her own son. She hired an Israelite woman to nurse him without realizing the woman was the baby’s own mother. When the child was old enough that he no longer needed his mother’s milk, his mother returned him to Pharaoh’s daughter, who named him Moses.</text:p>
      <text:h text:style-name="Heading_20_9" text:outline-level="9">09-08</text:h>
      <text:p text:style-name="First_20_paragraph"/>
      <text:p text:style-name="Text_20_body">One day, when Moses had grown up, he saw an Egyptian beating an Israelite slave. Moses tried to save his fellow Israelite.</text:p>
      <text:h text:style-name="Heading_20_9" text:outline-level="9">09-09</text:h>
      <text:p text:style-name="First_20_paragraph"/>
      <text:p text:style-name="Text_20_body">When Moses thought nobody would see, he killed the Egyptian and buried his body. But someone saw what Moses had done.</text:p>
      <text:h text:style-name="Heading_20_9" text:outline-level="9">09-10</text:h>
      <text:p text:style-name="First_20_paragraph"/>
      <text:p text:style-name="Text_20_body">Pharaoh learned what Moses had done. He tried to kill him, but Moses fled from Egypt into the wilderness. Pharaoh’s soldiers could not find him there.</text:p>
      <text:h text:style-name="Heading_20_9" text:outline-level="9">09-11</text:h>
      <text:p text:style-name="First_20_paragraph"/>
      <text:p text:style-name="Text_20_body">Moses became a shepherd in the wilderness far away from Egypt. He married a woman from that place and had two sons.</text:p>
      <text:h text:style-name="Heading_20_9" text:outline-level="9">09-12</text:h>
      <text:p text:style-name="First_20_paragraph"/>
      <text:p text:style-name="Text_20_body">Moses was taking care of his father-in-law’s flock of sheep. One day he saw a bush on fire, burning without being destroyed. He went close to the bush to look at it. When he was very close, God spoke to him and said, “Moses, take off your shoes. You are standing on holy ground.”</text:p>
      <text:h text:style-name="Heading_20_9" text:outline-level="9">09-13</text:h>
      <text:p text:style-name="First_20_paragraph"/>
      <text:p text:style-name="Text_20_body">Then God said, “I have seen the suffering of my people. I will send you to Pharaoh so that you can bring the Israelites out of their slavery in Egypt. I will give them the land of Canaan, the land I promised to Abraham, Isaac, and Jacob.”</text:p>
      <text:h text:style-name="Heading_20_9" text:outline-level="9">09-14</text:h>
      <text:p text:style-name="First_20_paragraph"/>
      <text:p text:style-name="Text_20_body">Moses asked, “What if the people want to know who sent me, what should I say?” God said, “I AM WHO I AM. Tell them, ‘I AM has sent me to you.’ Also tell them, ‘I am Yahweh, the God of your ancestors Abraham, Isaac, and Jacob.’ This is my name forever.”</text:p>
      <text:h text:style-name="Heading_20_9" text:outline-level="9">09-15</text:h>
      <text:p text:style-name="First_20_paragraph"/>
      <text:p text:style-name="Text_20_body">Moses was afraid and did not want to go to Pharaoh because he thought he could not speak well, so God sent Moses’ brother, Aaron, to help him.</text:p>
      <text:p text:style-name="Text_20_body"><text:span text:style-name="T1">A Bible story from: Exodus 1-4</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story. Read the story as a community and answer these questions as a group.</text:p>
      <text:h text:style-name="Heading_20_4" text:outline-level="4">09-01</text:h>
      <text:p text:style-name="First_20_paragraph">What happened after Joseph died?<text:line-break/>After Joseph died, his relatives continued to live in Egypt. They lived there for many years and had many children and grandchildren.</text:p>
      <text:p text:style-name="Text_20_body">What were the descendants of Jacob called?<text:line-break/>The defendants of Jacob were called Israelites.</text:p>
      <text:h text:style-name="Heading_20_4" text:outline-level="4">09-02</text:h>
      <text:p text:style-name="First_20_paragraph">How many years were the Israelites in Egypt?<text:line-break/>The Israelites were in Egypt for hundreds of years. They had become very large in number.</text:p>
      <text:p text:style-name="Text_20_body">Why were the Egyptians afraid of the Israelites?<text:line-break/>They were afraid because there were so many Israelites. They were no longer grateful for all that Joseph had done for them.</text:p>
      <text:p text:style-name="Text_20_body">What did Pharaoh do to the Israelites because he was afraid of them?<text:line-break/>He made them slaves to the Egyptians.</text:p>
      <text:h text:style-name="Heading_20_4" text:outline-level="4">09-03</text:h>
      <text:p text:style-name="First_20_paragraph">What kind of work did the Egyptians force the Israelites to do?<text:line-break/>The Egyptians forced the Israelites to build many buildings and cities.</text:p>
      <text:p text:style-name="Text_20_body">What was life like for the Israelites?<text:line-break/>The work was hard and life was miserable. However, God blessed them and they bore many children.</text:p>
      <text:h text:style-name="Heading_20_4" text:outline-level="4">09-04</text:h>
      <text:p text:style-name="First_20_paragraph">How did Pharaoh try to keep the Israelites from increasing in number?<text:line-break/>He ordered all Israelite baby boys to be thrown into the Nile River.</text:p>
      <text:h text:style-name="Heading_20_4" text:outline-level="4">09-05</text:h>
      <text:p text:style-name="First_20_paragraph">What did the certain Israelite woman do to her baby boy?<text:line-break/>After she gave birth to her baby boy, she hid him for as long as she could.</text:p>
      <text:h text:style-name="Heading_20_4" text:outline-level="4">09-06</text:h>
      <text:p text:style-name="First_20_paragraph">What did the woman do after she could no longer hide her baby?<text:line-break/>The woman put him in a floating basket and place the basket in the Nile River.</text:p>
      <text:p text:style-name="Text_20_body">Who was watching the basket to see what would happen?<text:line-break/>The older sister of the baby boy watched to see what would happen.</text:p>
      <text:h text:style-name="Heading_20_4" text:outline-level="4">09-07</text:h>
      <text:p text:style-name="First_20_paragraph">What happened to the baby boy in the basket in the river?<text:line-break/>A daughter of Pharaoh saw him and took him as her own son.</text:p>
      <text:p text:style-name="Text_20_body">Who took care of the baby boy?<text:line-break/>Pharaoh’s daughter hired a nurse to care for the baby. The nurse was the child’s own mother.</text:p>
      <text:p text:style-name="Text_20_body">When did the mother stop taking care of the child?<text:line-break/>When the child was weaned and no longer needed his mother’s milk, the child was returned to Pharaoh’s daughter.</text:p>
      <text:p text:style-name="Text_20_body">What did Pharaoh’s daughter name the baby boy?<text:line-break/>Pharaoh’s daughter named the baby boy Moses.</text:p>
      <text:h text:style-name="Heading_20_4" text:outline-level="4">09-08</text:h>
      <text:p text:style-name="First_20_paragraph">When Moses had grown up, what did he do when he say an Egyptian beating an Israelite slave?<text:line-break/>Moses was an Israelite. When Moses saw the Egyptian beating an Israelite slave, he tried to save his fellow Israelite.</text:p>
      <text:h text:style-name="Heading_20_4" text:outline-level="4">09-09</text:h>
      <text:p text:style-name="First_20_paragraph">What did Moses do in order to save a fellow Israelite?<text:line-break/>He killed an Egyptian who was beating him, and buried the Egyptian’s body.</text:p>
      <text:h text:style-name="Heading_20_4" text:outline-level="4">09-10</text:h>
      <text:p text:style-name="First_20_paragraph">Why did Moses have to flee from Egypt?<text:line-break/>When Pharaoh found out that he killed the Egyptian, he wanted to kill Moses.</text:p>
      <text:p text:style-name="Text_20_body">Where did Moses go to escape from Pharaoh?<text:line-break/>He went to the wilderness.</text:p>
      <text:h text:style-name="Heading_20_4" text:outline-level="4">09-11</text:h>
      <text:p text:style-name="First_20_paragraph">What did Moses do in the wilderness?<text:line-break/>Moses became a shepherd. He lived far away from Egypt.</text:p>
      <text:p text:style-name="Text_20_body">When did Moses have a family?<text:line-break/>Moses eventually married a woman from that place and had two sons.</text:p>
      <text:h text:style-name="Heading_20_4" text:outline-level="4">09-12</text:h>
      <text:p text:style-name="First_20_paragraph">What unusual thing did Moses see while taking care of his sheep in the wilderness?<text:line-break/>He saw a bush that was on fire, but it did not burn up.</text:p>
      <text:p text:style-name="Text_20_body">What did God tell Moses as he approached the burning bush?<text:line-break/>God said, “Moses, take off your shoes. You are standing on holy ground.”</text:p>
      <text:h text:style-name="Heading_20_4" text:outline-level="4">09-13</text:h>
      <text:p text:style-name="First_20_paragraph">How do we know God cared about the Israelites in Egypt?<text:line-break/>God said to Moses, “I have seen the suffering of my people.”</text:p>
      <text:p text:style-name="Text_20_body">What did God send Moses to do for the Israelites?<text:line-break/>God told him to go to Pharaoh and bring the Israelites out of their slavery in Egypt.</text:p>
      <text:p text:style-name="Text_20_body">What land did God say he would give to the Israelites?<text:line-break/>God would give him the land of Canaan, the land God had promised to Abraham, Isaac, and Jacob.</text:p>
      <text:h text:style-name="Heading_20_4" text:outline-level="4">09-14</text:h>
      <text:p text:style-name="First_20_paragraph">Who sent Moses to the Israelites?<text:line-break/>God sent Moses to the Israelites. He is I AM Who I AM.</text:p>
      <text:p text:style-name="Text_20_body">What name did God say would be his forever?<text:line-break/>He said his name would be Yahweh.</text:p>
      <text:h text:style-name="Heading_20_4" text:outline-level="4">09-15</text:h>
      <text:p text:style-name="First_20_paragraph">How did Moses feel about going to Pharaoh?<text:line-break/>Moses was afraid and did not want to go because he thought he could not speak well.</text:p>
      <text:p text:style-name="Text_20_body">Who did God send to help Moses?<text:line-break/>God sent Moses’ brother, Aaron, to help him.</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09-01</text:h>
      <text:p text:style-name="First_20_paragraph"><text:span text:style-name="T2">After Joseph died</text:span> This phrase begins a new event in the story. The events of this story take place after Joseph had died. How would you express <text:span text:style-name="T2">After Joseph died</text:span> to mean the events of the story took place following Joseph’s death?</text:p>
      <text:p/>
      <text:p text:style-name="Text_20_body"><text:span text:style-name="T2">his relatives</text:span> This refers to a social relationship—all the people who were related to him by birth or marriage. How would you express <text:span text:style-name="T2">his relatives</text:span> to mean all the people who were related to him by birth or marriage?</text:p>
      <text:p/>
      <text:p text:style-name="Text_20_body"><text:span text:style-name="T2">stayed in Egypt</text:span> The relatives of Joseph continued to lived in Egypt after his death. How would you express <text:span text:style-name="T2">stayed in Egypt</text:span> to mean the relatives of Joseph continued to live in Egypt?</text:p>
      <text:p/>
      <text:p text:style-name="Text_20_body"><text:span text:style-name="T2">They were called the Israelites</text:span> The people group that descended from Jacob was called ‘Israel,’ which is the name that God gave to Jacob. The people from that group were called Israelites. These are the people of Israel. How would you express <text:span text:style-name="T2">They were called the Israelites</text:span> to mean the people who descended from Jacob were named Israelites or the people of Israel?</text:p>
      <text:p/>
      <text:h text:style-name="Heading_20_4" text:outline-level="4">09-02</text:h>
      <text:p text:style-name="First_20_paragraph"><text:span text:style-name="T2">After hundreds of years</text:span> This phrase begins a new event in the story. The events of this story take place hundred of years following the death of Joseph. How would you express <text:span text:style-name="T2">After hundreds of years</text:span> to mean the events of this story take place hundred of years following the death of Joseph?</text:p>
      <text:p/>
      <text:p text:style-name="Text_20_body"><text:span text:style-name="T2">Egyptians</text:span> The people group that lived in the land of Egypt. This refers to the Egyptian people of the people of Egypt. How would you express <text:span text:style-name="T2">Egyptians</text:span> to refer to the Egyptian people of the people of Egypt?</text:p>
      <text:p/>
      <text:p text:style-name="Text_20_body"><text:span text:style-name="T2">because there were so many of them</text:span> The word because tells the reason the Egyptians were afraid. The reason the Egyptians were afraid was that there were so many Israelites. How would you express <text:span text:style-name="T2">because there were so many of them</text:span> to mean the reason the Egyptians were afraid was that there were so many Israelites?</text:p>
      <text:p/>
      <text:p text:style-name="Text_20_body"><text:span text:style-name="T2">Pharaoh</text:span> <text:span text:style-name="T2">Pharaoh</text:span> is an Egyptian word that refers to their king. This <text:span text:style-name="T2">Pharaoh</text:span> was probably the son of a former <text:span text:style-name="T2">Pharaoh</text:span> who had died, who may have been a descendant of the <text:span text:style-name="T2">Pharaoh</text:span> that Joseph knew. How would you express <text:span text:style-name="T2">Pharaoh</text:span> as in the Egyptian king who ruled in the land of Egypt?</text:p>
      <text:p/>
      <text:p text:style-name="Text_20_body"><text:span text:style-name="T2">made the Israelites slaves</text:span> The Egyptians forced the Israelites to do hard labor against their will and treated them very harshly. How would you express <text:span text:style-name="T2">made the Israelites slaves</text:span> to mean the Egyptians forced the Israelites to do hard labor against their will and treated them very harshly?</text:p>
      <text:p/>
      <text:h text:style-name="Heading_20_4" text:outline-level="4">09-03</text:h>
      <text:p text:style-name="First_20_paragraph"><text:span text:style-name="T2">made their lives miserable</text:span> The Israelites suffered terribly because of how harshly they were treated and how hard they were forced to work. They also felt very discouraged. How would you express <text:span text:style-name="T2">made their lives miserable</text:span> to mean the Egyptians treated the Israelites so harshly that they caused the Israelites to be sorrowful and painful?</text:p>
      <text:p/>
      <text:p text:style-name="Text_20_body"><text:span text:style-name="T2">but God blessed them</text:span> The word but contrasts the misery of the Israelites with God blessing them. One would expect that the Israelites’ affliction/misery meant that God was punishing them. God blessing the Israelites is the opposite of what one would expect toward an enslaved people. How would you express <text:span text:style-name="T2">but God blessed them</text:span> to mean that God blessing the Israelites is the opposite/contrast to the hard work that made their lives miserable?</text:p>
      <text:p/>
      <text:h text:style-name="Heading_20_4" text:outline-level="4">09-04</text:h>
      <text:p text:style-name="First_20_paragraph"><text:span text:style-name="T2">Pharaoh saw</text:span> Pharaoh realized or learned that the Israelites were having many babies. How would you express <text:span text:style-name="T2">Pharaoh saw</text:span> to mean Pharaoh realized (or became aware) that the Israelites were having many children?</text:p>
      <text:p/>
      <text:p text:style-name="Text_20_body"><text:span text:style-name="T2">so he ordered his people to kill all the Israelite baby boys</text:span> The word so connects explains that the result of Pharaoh realizing that the Israelites were having many babies was that Pharaoh ordered the people to kill all the Israelite boys. How would you express <text:span text:style-name="T2">so he ordered his people to kill all the Israelite baby boys</text:span> to mean the result/outcome of Pharaoh realizing that the Israelites were having many children was that he ordered the people to kill all the Israelite boys?</text:p>
      <text:p/>
      <text:h text:style-name="Heading_20_4" text:outline-level="4">09-05</text:h>
      <text:p text:style-name="First_20_paragraph"><text:span text:style-name="T2">A certain Israelite woman</text:span> The mother of the baby boy was a woman who was from the people of Israelite. Her name is not given in the story. How would you express <text:span text:style-name="T2">A certain Israelite woman</text:span> to mean a specific unnamed woman who was from the people of Israelite?</text:p>
      <text:p/>
      <text:p text:style-name="Text_20_body"><text:span text:style-name="T2">as long as she could</text:span> The mother hid the baby from the Egyptians until it became too difficult to keep him safely hidden in her home. How would you express <text:span text:style-name="T2">as long as she could</text:span> to mean the mother hid the baby from the Egyptians until it became too difficult to keep him safely hidden in her home?</text:p>
      <text:p/>
      <text:h text:style-name="Heading_20_4" text:outline-level="4">09-06</text:h>
      <text:p text:style-name="First_20_paragraph"><text:span text:style-name="T2">the boy’s mother could no longer hide him</text:span> At this point in the story, the mother was not able to keep the baby safely hidden in her home. How would you express <text:span text:style-name="T2">the boy’s mother could no longer hide him</text:span> to mean, at this point in the story, the mother was not able to keep the baby safely hidden in her home?</text:p>
      <text:p/>
      <text:p text:style-name="Text_20_body"><text:span text:style-name="T2">reeds</text:span> A reed is a type of tall grass that grew in flat, wet areas. What words in your language mean <text:span text:style-name="T2">reeds</text:span> as in a tall grass that grows in flat, wet areas? <text:span text:style-name="T2">in order to save him from being killed</text:span> The phrase in order to explains the purpose or objective that something is done. The mother put her child in a floating basket and put the basket in the river with the purpose to keep him safe. How would you express <text:span text:style-name="T2">in order to save him from being killed</text:span> to mean the mother put her child in a floating basket and put the basket in the river with the purpose/goal to keep him safe?</text:p>
      <text:p/>
      <text:h text:style-name="Heading_20_4" text:outline-level="4">09-07</text:h>
      <text:p text:style-name="First_20_paragraph"><text:span text:style-name="T2">took him as her own son</text:span> Pharaoh was the king of Egypt. Pharaoh’s daughter was a princess. When she made the baby her son, the baby became a prince of Egypt. The baby was born from another woman. Pharaoh’s daughter did not give birth to the baby. Pharaoh’s daughter adopted this baby as her own son. How would you express <text:span text:style-name="T2">took him as her own son</text:span> to mean Pharaoh’s daughter made this baby boy from another mother her own son?</text:p>
      <text:p/>
      <text:p text:style-name="Text_20_body"><text:span text:style-name="T2">to nurse</text:span> Pharaoh’s daughter hired a woman to breastfeed the baby boy. How would you express <text:span text:style-name="T2">to nurse him</text:span> to mean to breastfeed a baby?</text:p>
      <text:p/>
      <text:p text:style-name="Text_20_body"><text:span text:style-name="T2">no longer needed his mother’s milk</text:span> The baby had grown to the point where he no longer needed to nurse/breastfeed. The baby had weaned. How would you express <text:span text:style-name="T2">no longer needed his mother’s milk</text:span> to mean the baby had grown to the point where he no longer needed to nurse/breastfeed—the baby was weaned and could eat food other than breast milk?</text:p>
      <text:p/>
      <text:h text:style-name="Heading_20_4" text:outline-level="4">09-08</text:h>
      <text:p text:style-name="First_20_paragraph"><text:span text:style-name="T2">had grown up</text:span> At this point in the story, Moses had grown into a man. He was an adult. How would you express <text:span text:style-name="T2">had grown up</text:span> to mean Moses had become an adult?</text:p>
      <text:p/>
      <text:p text:style-name="Text_20_body"><text:span text:style-name="T2">his fellow Israelite</text:span> Moses was also an Israelite. Although the daughter of the Egyptian Pharaoh raised Moses, Moses remembered that he was really an Israelite. How would you express <text:span text:style-name="T2">his fellow Israelite</text:span> to mean Moses was shared a common people with this man—they were both from the people of Israel?</text:p>
      <text:p/>
      <text:h text:style-name="Heading_20_4" text:outline-level="4">09-09</text:h>
      <text:p text:style-name="First_20_paragraph"><text:span text:style-name="T2">When Moses thought nobody would see</text:span> Moses did not want people to see him kill the Egyptian. Moses killed the Egyptian at a time when he supposed no one would know about it. How would you express <text:span text:style-name="T2">When Moses thought nobody would see</text:span> to mean Moses killed the Egyptian at a time when he supposed no one would know about it?</text:p>
      <text:p/>
      <text:p text:style-name="Text_20_body"><text:span text:style-name="T2">But someone saw what Moses had done</text:span> The word but contrasts what Moses thought when he killed the Egyptian and what actually happened when he killed the Egyptian. Moses though nobody saw him kill the Egyptian. The opposite of this was true. Somebody saw Moses kill the Egyptian. How would you express <text:span text:style-name="T2">But someone saw what Moses had done</text:span> to mean that somebody saw Moses kill the Egyptian and this is the opposite of what Moses thought when he killed the Egyptian?</text:p>
      <text:p/>
      <text:h text:style-name="Heading_20_4" text:outline-level="4">09-10</text:h>
      <text:p text:style-name="First_20_paragraph"><text:span text:style-name="T2">Pharaoh learned what Moses had done</text:span> Pharaoh was not there when Moses killed the Egyptian but he had heard about the fact that Moses killed an Egyptian. How would express <text:span text:style-name="T2">Pharaoh learned what Moses had done</text:span> to mean Pharaoh heard about the fact that Moses killed an Egyptian? <text:span text:style-name="T2">but Moses fled from Egypt</text:span> The word but contrasts Pharaoh trying to kill Moses with Moses escaping into the wilderness. How would you express <text:span text:style-name="T2">but Moses fled from Egypt</text:span> to mean Moses fleeing to Egypt is opposite/different from Pharaoh trying to kill Moses?</text:p>
      <text:p/>
      <text:p text:style-name="Text_20_body"><text:span text:style-name="T2">wilderness</text:span> The wilderness was a large area that was rocky and dry. The land there was not good for growing food and few people lived there. What words in your language mean <text:span text:style-name="T2">wilderness</text:span> as in a large area that was rocky and dry?</text:p>
      <text:p/>
      <text:h text:style-name="Heading_20_4" text:outline-level="4">09-11</text:h>
      <text:p text:style-name="First_20_paragraph"><text:span text:style-name="T2">Moses became a shepherd</text:span> Moses was not a shepherd before this time. How would you express <text:span text:style-name="T2">Moses became a shepherd</text:span> to mean that Moses began work as a shepherd during his time in the wilderness and this was not something did before?</text:p>
      <text:p/>
      <text:p text:style-name="Text_20_body"><text:span text:style-name="T2">a woman from that place</text:span> The woman Moses married was from the place he lived and worked in the wilderness. How would you express <text:span text:style-name="T2">a woman from that place</text:span> to mean a woman who lived in the area Moses was living and working as a shepherd?</text:p>
      <text:p/>
      <text:h text:style-name="Heading_20_4" text:outline-level="4">09-12</text:h>
      <text:p text:style-name="First_20_paragraph"><text:span text:style-name="T2">taking care of his father-in-law’s flock of sheep</text:span> Moses was doing the work of a shepherd to guide the sheep to grass and water, and to protect them. How would you express <text:span text:style-name="T2">taking care of his father-in-law’s flock of sheep</text:span> to mean Moses was tending the sheep that belonged to his father-in-law?</text:p>
      <text:p/>
      <text:p text:style-name="Text_20_body"><text:span text:style-name="T2">a bush on fire, burning without being destroyed</text:span> God made the bush full of fire, but the fire did not damage the bush. How would you express <text:span text:style-name="T2">a bush on fire, burning without being destroyed</text:span> to mean the bush was full of flames of fire but the fire did not damage the bush?</text:p>
      <text:p/>
      <text:p text:style-name="Text_20_body"><text:span text:style-name="T2">God spoke to him</text:span> God spoke, but he did not see God. How would you translate <text:span text:style-name="T2">God spoke to him</text:span> to mean God talked aloud to Moses even though Moses did not see God?<text:line-break/><text:span text:style-name="T2">take off your shoes</text:span> God commanded Moses to take off his shoes or sandals that he was wearing on his feet. How would express take off your shoes as a command that tells someone to remove the shoes or sandals from their feet?<text:line-break/><text:span text:style-name="T2">holy ground</text:span> God wanted Moses to take off his shoes to show that he greatly respected God. The place was holy in the sense that God set it apart from the ordinary land and made it to be a special place where He would reveal Himself. How would you express <text:span text:style-name="T2">holy ground</text:span> as a place set it apart from the ordinary land and made it to be a special place where He would reveal Himself?</text:p>
      <text:p/>
      <text:h text:style-name="Heading_20_4" text:outline-level="4">09-13</text:h>
      <text:p text:style-name="First_20_paragraph"><text:span text:style-name="T2">the suffering of my people</text:span> This refers to the the very harsh treatment that God’s people were experiencing. This suffering happened because the Egyptians were causing God’s people terrible pain. How would you express <text:span text:style-name="T2">the suffering of my people</text:span> to mean the harsh treatment and terrible pain that the Israelites were experiencing because of how Egyptians were treating them?</text:p>
      <text:p/>
      <text:p text:style-name="Text_20_body"><text:span text:style-name="T2">my people</text:span> This refers to the Israelites. God had made a covenant with Abraham and his descendants that he would bless them and make them into a great nation. Through this covenant, the Israelites became God’s own people. How would you express <text:span text:style-name="T2">my people</text:span> to mean the Israelites were God’s people whom he had come into relationship with through a covenant?</text:p>
      <text:p/>
      <text:p text:style-name="Text_20_body"><text:span text:style-name="T2">so that you can bring the Israelites</text:span> The words so that explain that the purpose/goal of God sending Moses to Pharaoh was to bring the Israelites out of slavery. How would you express <text:span text:style-name="T2">so that you can bring the Israelites</text:span> to mean that the purpose or goal of God sending Moses to Pharaoh was to bring the Israelites out of slavery?</text:p>
      <text:p/>
      <text:h text:style-name="Heading_20_4" text:outline-level="4">09-14</text:h>
      <text:p text:style-name="First_20_paragraph"><text:span text:style-name="T2">I AM WHO I AM</text:span> This name emphasizes that God is the only one who has always lived and always will live. God has always existed and will always exist. This description shows that God can only be defined by himself, not by anything else that we know of, and he cannot be compared to anyone else. How would you express <text:span text:style-name="T2">I AM WHO I AM</text:span> to mean God is the only one who has always lived and always will live?</text:p>
      <text:p/>
      <text:p text:style-name="Text_20_body"><text:span text:style-name="T2">Yahweh</text:span> The name Yahweh means ‘HE IS’ and expresses that God exists by his own power—no one created him. The name that God told Moses and all of Israel to use for him is ‘Yahweh,’ which is related to ‘I AM’ and appears to mean ‘HE IS.’ God exists for all time. He has no beginning or end. How would you express as God’s personal name <text:span text:style-name="T2">Yahweh</text:span> which tells us that God eternally exists by his own power and no one created him?</text:p>
      <text:p/>
      <text:h text:style-name="Heading_20_4" text:outline-level="4">09-15</text:h>
      <text:p text:style-name="First_20_paragraph"><text:span text:style-name="T2">because he thought he could not speak</text:span> One reason Moses was afraid and did not want to go to Pharaoh was he thought he could not speak well. How would you express <text:span text:style-name="T2">because he thought he could not speak</text:span> to mean the reason Moses was afraid and did not want to go to Pharaoh was he thought he could not speak well?</text:p>
      <text:p/>
      <text:p text:style-name="Text_20_body"><text:span text:style-name="T2">so God sent Moses’ brother</text:span> The word so tells the result or outcome of Moses being afraid and not wanting to go to Pharaoh because he thought he could not speak well. How would you express <text:span text:style-name="T2">so God sent Moses’ brother</text:span> to mean the result or outcome of Moses being afraid and not wanting to go to Pharaoh because he thought he could not speak well was that God sent his brother Aaron to help him?</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was life like for Israel in Egypt? (09-01, 09-02, 09-03, 09-04)</text:h>
      <text:p text:style-name="First_20_paragraph">Multiplied in Foreign Land: The Israelites lived in Egypt for hundreds of years. They had many children and become a numerous people. The family of Jacob had multiplied to become a large people group called the Israelites. The Israelites became a large people living in a foreign land, not the land of Canaan. (09-01, 09-02)</text:p>
      <text:p/>
      <text:p text:style-name="Text_20_body">Enslaved: The Egyptians were no longer grateful for what Joseph had done for them. The Egyptians grew afraid of the Israelites because they were so many of them. The Egyptians made the Israelites slaves. (09-02)</text:p>
      <text:p/>
      <text:p text:style-name="Text_20_body">Hard Labor, Miserable Life: The Egyptians forced the Israelites to to hard work. They made them build buildings and cities. This made their life miserable. (09-03)</text:p>
      <text:p/>
      <text:p text:style-name="Text_20_body">Kill Baby Boys: Pharaoh ordered all Israelite baby boys to be killed by throwing them into the Nile River. He did this because he saw that the Israelites were growing in number. (09-04)</text:p>
      <text:p/>
      <text:h text:style-name="Heading_20_5" text:outline-level="5">How was God’s hand upon the Israelites and Moses? (09-01, 09-02, 09-03, 09-05, 09-06, 09-07, 09-08, 09-09, 09-10, 09-11, 09-13)</text:h>
      <text:p text:style-name="First_20_paragraph">God caused the Israelites to grow in number. Even though they were in a foreign land, God fulfilled his promises to Abraham by having his descendants grow in number. (09-01, 09-02)</text:p>
      <text:p/>
      <text:p text:style-name="Text_20_body">Even though the Israelites were harshly treated as slaves, God blessed them and they had more children. God was blessing his people even though they were be mistreated. (09-03)</text:p>
      <text:p/>
      <text:p text:style-name="Text_20_body">When Moses was born, his mother hid him safely for some time. God protected Moses from being killed when he was born. (09-05)</text:p>
      <text:p/>
      <text:p text:style-name="Text_20_body">Moses’ mother put him in a floating basket to keep him from being killed. God protected Moses when he was a young baby. (09-06)</text:p>
      <text:p/>
      <text:p text:style-name="Text_20_body">God allowed Moses to be found by Pharaoh’s daughter. She adopted him as her son. God allowed Moses to be kept safe by being raised in Pharaoh’s house. (09-07)</text:p>
      <text:p/>
      <text:p text:style-name="Text_20_body">Pharaoh’s daughter hired Moses’ mother to nurse him. Pharaoh’s daughter did not realize it was Moses’ mother. This was something that God caused to happen. (09-07)</text:p>
      <text:p/>
      <text:p text:style-name="Text_20_body">Moses killed an Egyptian who was beating a fellow Israelite. Pharaoh learned about this and tried to kill Moses. Moses fled to the wilderness. God protected Moses from being killed (09-08, 09-09, 09-10)</text:p>
      <text:p text:style-name="Text_20_body">Moses married a wife and had sons. God provided Moses a family. (09-11) God planned to rescue his people from slavery. (09-13)</text:p>
      <text:p/>
      <text:h text:style-name="Heading_20_5" text:outline-level="5">How did God reveal himself to Moses? How (09-12, 09-13, 09-14, 09-15)</text:h>
      <text:p text:style-name="First_20_paragraph">Holy: Moses saw a bush that was burning but was not destroyed. God spoke to Moses and told him that the place where he was standing was holy ground. He commanded Moses to take off his shoes. God is holy. He is set apart and different from all else. (09-12)</text:p>
      <text:p/>
      <text:p text:style-name="Text_20_body">Rescuer: God heard the suffering of his people and planned to rescue them. God called Moses to go to Pharaoh to bring the Israelites out of slavery in Egypt. (09-13)</text:p>
      <text:p/>
      <text:p text:style-name="Text_20_body">Faithful: God planned to fulfill his promises to Abraham, Isaac, and Jacob by causing the Israelites to enter the promise land of Canaan. God was fulfilling his promises hundreds of years after made the promises. (09-13)</text:p>
      <text:p/>
      <text:p text:style-name="Text_20_body">Eternal: God told Moses that he was I AM WHO I AM. This meant that God has always existed. God also told Moses his name is Yahweh. This name relates to the idea that “God is.” He has no beginning or end. He exists from himself. He also would be present with his people. (09-14)</text:p>
      <text:p/>
      <text:p text:style-name="Text_20_body">Covenant: God told Moses his name was Yahweh. This was God’s special name for his relationship with his people. God said he was the God of Abraham, Isaac, and Jacob. God’s name is Yahweh: the God would makes and keeps covenant promises with his people for all time. (09-14)</text:p>
      <text:p/>
      <text:p text:style-name="Text_20_body">Patient/Kind: Moses was afraid to go to Pharaoh. He thought that he could not speak well. God sent Moses’ brother, Aaron to go with him. God was gracious to send Aaron to help Moses in his work. (09-15)</text:p>
      <text:p/>
      <text:h text:style-name="Heading_20_5" text:outline-level="5">How did God call Moses? How (09-12, 09-13, 09-14, 09-15)</text:h>
      <text:p text:style-name="First_20_paragraph">God showed himself to Moses in a burning bush. (09-12)</text:p>
      <text:p/>
      <text:p text:style-name="Text_20_body">God told Moses he was sending him to Egypt to bring the Israelites out of slavery. (09-13)</text:p>
      <text:p/>
      <text:p text:style-name="Text_20_body">Moses was going to represent God. God told Moses his name. (09-14)</text:p>
      <text:p/>
      <text:p text:style-name="Text_20_body">God reminded Moses of the promises he made to Abraham. (09-14)</text:p>
      <text:p/>
      <text:p text:style-name="Text_20_body">God sent Aaron with Moses to support him in his work. (09-15)</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are some of causes of suffering and hardship? How does the story of Moses teach us about suffering and hardship in the world?</text:p>
        </text:list-item>
        <text:list-item>
          <text:p text:style-name="P1">What should we believe about God? How does this story help us understand who God is and what it looks like to relate to God?</text:p>
        </text:list-item>
        <text:list-item>
          <text:p text:style-name="P1">How does God work to bring about the rescue of his people? How did God work in this story to protect and rescue his people?</text:p>
        </text:list-item>
      </text:list>
      <text:p text:style-name="First_20_paragraph">##./obs_source/transclusions_2_drafting.md NOT FOUND!!</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In what ways have you suffered hardship or pain? How can you relate to the hard lives of the Israelites?</text:p>
        </text:list-item>
        <text:list-item>
          <text:p text:style-name="P2">How can you see God working in the details of your life? How has God protected you or rescued you from misery?</text:p>
        </text:list-item>
        <text:list-item>
          <text:p text:style-name="P2">What did you learn about God from this story that encouraged you in your faith?</text:p>
        </text:list-item>
        <text:list-item>
          <text:p text:style-name="P2">What mission might God be sending you on?</text:p>
        </text:list-item>
      </text:list>
      <text:p text:style-name="First_20_paragraph">##./obs_source/transclusions_3_checking.md NOT FOUND!!</text:p>
      <text:p text:style-name="PageBreakStyle"/>
      <text:p text:style-name="Text_20_body">##./obs_source/transclusions_4.md NOT FOUND!!</text:p>
      <text:p text:style-name="PageBreakStyle"/>
      <text:p text:style-name="Text_20_body">##./obs_source/transclusions_5.md NOT FOUND!!</text:p>
      <text:p text:style-name="PageBreakStyle"/>
      <text:p text:style-name="Text_20_body">##./obs_source/transclusions.md NOT FOUND!!</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
    <dc:description/>
    <dc:subject/>
    <meta:keyword/>
    <meta:initial-creator/>
    <dc:creator/>
    <meta:creation-date>2023-05-24T11:35:26Z</meta:creation-date>
    <dc:date>2023-05-24T11:35:26Z</dc:date>
  </office:meta>
</office:document-meta>
</file>